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officeooo:rsid="0019bd23" officeooo:paragraph-rsid="0019bd23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officeooo:rsid="0019bd23" officeooo:paragraph-rsid="0019bd23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1pt" officeooo:paragraph-rsid="001df05d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df05d" officeooo:paragraph-rsid="001df05d" style:text-blinking="false" fo:background-color="transparent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59d72" officeooo:paragraph-rsid="00259d72" style:text-blinking="false" fo:background-color="transparen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59d72" officeooo:paragraph-rsid="0026fd82" style:text-blinking="false" fo:background-color="transparen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59d72" officeooo:paragraph-rsid="00259d72" style:text-blinking="false" fo:background-color="transparen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1c34ee" officeooo:paragraph-rsid="001c34ee" style:text-blinking="false" fo:background-color="transparen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6fd82" officeooo:paragraph-rsid="001a5570" style:text-blinking="false" fo:background-color="transparen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7920e" officeooo:paragraph-rsid="0027920e" style:text-blinking="false" fo:background-color="transparen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c34ee" officeooo:paragraph-rsid="001c34ee" style:text-blinking="false" fo:background-color="transparen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c34ee" officeooo:paragraph-rsid="00259d72" style:text-blinking="false" fo:background-color="transparen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fo:padding="0cm" fo:border="none"/>
      <style:text-properties style:font-name="Arial" fo:font-size="11pt" officeooo:paragraph-rsid="001df05d" style:font-size-asian="11pt" style:font-size-complex="11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 Mono" fo:font-size="10pt" fo:font-style="normal" style:text-underline-style="none" fo:font-weight="normal" officeooo:rsid="00259d72" officeooo:paragraph-rsid="00259d72" style:text-blinking="false" fo:background-color="transparent" style:font-size-asian="10pt" style:font-size-complex="10pt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0pt" style:font-size-asian="10pt" style:font-size-complex="10pt"/>
    </style:style>
    <style:style style:name="P16" style:family="paragraph" style:parent-style-name="Preformatted_20_Text">
      <style:text-properties fo:color="#000000" style:font-name="DejaVu Sans Mono" fo:font-size="10pt" style:font-size-asian="10pt" style:font-size-complex="10pt"/>
    </style:style>
    <style:style style:name="P17" style:family="paragraph" style:parent-style-name="Preformatted_20_Text">
      <style:text-properties fo:color="#000000" fo:font-size="10pt" style:font-size-asian="10pt" style:font-size-complex="10pt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fo:padding="0cm" fo:border="none"/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69320" officeooo:paragraph-rsid="00269320" style:text-blinking="false" fo:background-color="transparen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Arial" style:text-underline-style="solid" style:text-underline-width="auto" style:text-underline-color="font-color" officeooo:rsid="001a5570" officeooo:paragraph-rsid="001c34ee"/>
    </style:style>
    <style:style style:name="P20" style:family="paragraph" style:parent-style-name="Preformatted_20_Text">
      <style:text-properties fo:color="#000000" style:font-name="DejaVu Sans Mono" fo:font-size="10pt" style:font-size-asian="10pt" style:font-size-complex="10pt"/>
    </style:style>
    <style:style style:name="P21" style:family="paragraph" style:parent-style-name="Preformatted_20_Text">
      <style:text-properties style:font-name="Arial" fo:font-size="11pt" officeooo:rsid="001a6c08" officeooo:paragraph-rsid="00282a83" style:font-size-asian="11pt" style:font-size-complex="11pt"/>
    </style:style>
    <style:style style:name="T1" style:family="text">
      <style:text-properties officeooo:rsid="001a5570"/>
    </style:style>
    <style:style style:name="T2" style:family="text">
      <style:text-properties fo:font-variant="normal" fo:text-transform="none" style:text-line-through-style="none" style:text-line-through-type="none" fo:font-size="11pt" fo:font-style="normal" fo:font-weight="normal" officeooo:rsid="001c34ee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ize="11pt" fo:font-style="normal" fo:font-weight="normal" officeooo:rsid="00259d72" style:text-blinking="false" fo:background-color="transparent" loext:char-shading-value="0"/>
    </style:style>
    <style:style style:name="T4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officeooo:rsid="001a5570" style:text-blinking="false" fo:background-color="transparent" loext:char-shading-value="0"/>
    </style:style>
    <style:style style:name="T6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officeooo:rsid="001df05d" style:text-blinking="false" fo:background-color="transparent" loext:char-shading-value="0"/>
    </style:style>
    <style:style style:name="T7" style:family="text"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style:use-window-font-color="true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9" style:family="text">
      <style:text-properties style:text-underline-style="solid" style:text-underline-width="auto" style:text-underline-color="font-color" officeooo:rsid="001a5570"/>
    </style:style>
    <style:style style:name="T10" style:family="text">
      <style:text-properties officeooo:rsid="001df05d"/>
    </style:style>
    <style:style style:name="T11" style:family="text">
      <style:text-properties officeooo:rsid="00259d72"/>
    </style:style>
    <style:style style:name="T12" style:family="text">
      <style:text-properties officeooo:rsid="0026fd82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DejaVu Sans Mono"/>
    </style:style>
    <style:style style:name="T15" style:family="text">
      <style:text-properties fo:color="#000080" style:font-name="DejaVu Sans Mono" fo:font-weight="bold"/>
    </style:style>
    <style:style style:name="T16" style:family="text">
      <style:text-properties style:font-name="DejaVu Sans Mono"/>
    </style:style>
    <style:style style:name="T17" style:family="text">
      <style:text-properties fo:color="#008080" style:font-name="DejaVu Sans Mono" fo:font-weight="bold"/>
    </style:style>
    <style:style style:name="T18" style:family="text">
      <style:text-properties fo:color="#660099" style:font-name="DejaVu Sans Mono"/>
    </style:style>
    <style:style style:name="T19" style:family="text">
      <style:text-properties fo:color="#0000ff"/>
    </style:style>
    <style:style style:name="T20" style:family="text">
      <style:text-properties fo:color="#0000ff" style:font-name="DejaVu Sans Mono"/>
    </style:style>
    <style:style style:name="T21" style:family="text">
      <style:text-properties fo:color="#808080"/>
    </style:style>
    <style:style style:name="T22" style:family="text">
      <style:text-properties fo:color="#808080" style:font-name="DejaVu Sans Mono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ниверситет ИТМО</text:p>
      <text:p text:style-name="P1">Кафедра ИП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ашинное обучение</text:p>
      <text:p text:style-name="P1">Лабораторная работа <text:span text:style-name="T11">2</text:span></text:p>
      <text:p text:style-name="P1">«<text:span text:style-name="T11">Деревья решения</text:span>»</text:p>
      <text:p text:style-name="P1"/>
      <text:p text:style-name="P1"/>
      <text:p text:style-name="P1"/>
      <text:p text:style-name="P1"/>
      <text:p text:style-name="P1"/>
      <text:p text:style-name="P2">Выполнил:</text:p>
      <text:p text:style-name="P2">Шаймарданов Руслан</text:p>
      <text:p text:style-name="P2">группа Р4117</text:p>
      <text:p text:style-name="P2">Преподаватель:</text:p>
      <text:p text:style-name="P2">Жукова Н. 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</text:p>
      <text:p text:style-name="P1">2017</text:p>
      <text:p text:style-name="P3"><text:soft-page-break/><text:span text:style-name="T9">Выбранный датасет</text:span><text:span text:style-name="T1">: «Statlog (Shuttle) Data Set»</text:span></text:p>
      <text:p text:style-name="P4"><text:bookmark-start text:name="__DdeLink__192_1898800910"/>http://archive.ics.uci.edu/ml/datasets/<text:bookmark-end text:name="__DdeLink__192_1898800910"/>Statlog+%28Shuttle%29</text:p>
      <text:p text:style-name="P13">Количество записей: <text:span text:style-name="T10">14500</text:span></text:p>
      <text:p text:style-name="P18">Описание: </text:p>
      <text:p text:style-name="P21">The shuttle dataset contains 9 attributes all of which are numerical. The first one being time. <text:s/>The last column is the class which has been coded as follows :</text:p>
      <text:p text:style-name="P21"><text:tab/>1<text:tab/>Rad Flow</text:p>
      <text:p text:style-name="P21"><text:tab/>2<text:tab/>Fpv Close</text:p>
      <text:p text:style-name="P21"><text:tab/>3<text:tab/>Fpv Open</text:p>
      <text:p text:style-name="P21"><text:tab/>4<text:tab/>High</text:p>
      <text:p text:style-name="P21"><text:tab/>5<text:tab/>Bypass</text:p>
      <text:p text:style-name="P21"><text:tab/>6<text:tab/>Bpv Close</text:p>
      <text:p text:style-name="P21"><text:span text:style-name="T4"><text:tab/>7<text:tab/>Bpv Open</text:span></text:p>
      <text:p text:style-name="P21"><text:span text:style-name="T4"/></text:p>
      <text:p text:style-name="P19"><text:span text:style-name="T2">Алгоритм </text:span><text:span text:style-name="T3">lab2.py</text:span></text:p>
      <text:p text:style-name="P14"><text:span text:style-name="T13">import </text:span>pandas <text:span text:style-name="T13">as </text:span>pd</text:p>
      <text:p text:style-name="P16"><text:span text:style-name="T13">import </text:span>numpy <text:span text:style-name="T13">as </text:span>np</text:p>
      <text:p text:style-name="P16"><text:span text:style-name="T13">from </text:span>sklearn.ensemble <text:span text:style-name="T13">import </text:span>RandomForestClassifier</text:p>
      <text:p text:style-name="P16"><text:span text:style-name="T13">from </text:span>sklearn.tree <text:span text:style-name="T13">import </text:span>DecisionTreeClassifier</text:p>
      <text:p text:style-name="P16"><text:span text:style-name="T13">def </text:span>main():</text:p>
      <text:p text:style-name="P17"><text:s text:c="4"/><text:span text:style-name="T16">dataset = pd.read_csv(</text:span><text:span text:style-name="T17">"shuttle.csv"</text:span><text:span text:style-name="T16">, </text:span><text:span text:style-name="T18">header</text:span><text:span text:style-name="T16">=</text:span><text:span text:style-name="T15">None</text:span><text:span text:style-name="T16">).values.astype(np.int32, </text:span><text:span text:style-name="T18">copy</text:span><text:span text:style-name="T16">=</text:span><text:span text:style-name="T15">False</text:span><text:span text:style-name="T16">)</text:span></text:p>
      <text:p text:style-name="P17"><text:s text:c="4"/><text:span text:style-name="T16">count = </text:span><text:span text:style-name="T14">len</text:span><text:span text:style-name="T16">(dataset)</text:span></text:p>
      <text:p text:style-name="P17"><text:s text:c="4"/><text:span text:style-name="T14">print</text:span><text:span text:style-name="T16">(</text:span><text:span text:style-name="T17">"Size"</text:span><text:span text:style-name="T16">, </text:span><text:span text:style-name="T17">"CART</text:span><text:span text:style-name="T15">\t\t\t</text:span><text:span text:style-name="T17">"</text:span><text:span text:style-name="T16">, </text:span><text:span text:style-name="T17">"Random forest"</text:span><text:span text:style-name="T16">, </text:span><text:span text:style-name="T18">sep</text:span><text:span text:style-name="T16">=</text:span><text:span text:style-name="T17">"</text:span><text:span text:style-name="T15">\t</text:span><text:span text:style-name="T17">"</text:span><text:span text:style-name="T16">)</text:span></text:p>
      <text:p text:style-name="P17"><text:s text:c="4"/><text:span text:style-name="T15">for </text:span><text:span text:style-name="T16">train_part </text:span><text:span text:style-name="T15">in </text:span><text:span text:style-name="T14">range</text:span><text:span text:style-name="T16">(</text:span><text:span text:style-name="T20">60</text:span><text:span text:style-name="T16">, </text:span><text:span text:style-name="T20">100</text:span><text:span text:style-name="T16">, </text:span><text:span text:style-name="T20">10</text:span><text:span text:style-name="T16">):</text:span></text:p>
      <text:p text:style-name="P17"><text:s text:c="8"/><text:span text:style-name="T16">data_train = dataset[</text:span><text:span text:style-name="T20">0</text:span><text:span text:style-name="T16">:</text:span><text:span text:style-name="T14">int</text:span><text:span text:style-name="T16">(count*train_part/</text:span><text:span text:style-name="T20">100</text:span><text:span text:style-name="T16">)]</text:span></text:p>
      <text:p text:style-name="P17"><text:s text:c="8"/><text:span text:style-name="T16">data_test = dataset[</text:span><text:span text:style-name="T14">int</text:span><text:span text:style-name="T16">(count*train_part/</text:span><text:span text:style-name="T20">100 </text:span><text:span text:style-name="T16">+ </text:span><text:span text:style-name="T20">1</text:span><text:span text:style-name="T16">):]</text:span></text:p>
      <text:p text:style-name="P17"><text:s text:c="8"/><text:span text:style-name="T16">tree = DecisionTreeClassifier() </text:span><text:span text:style-name="T22">#CART</text:span></text:p>
      <text:p text:style-name="P17"><text:span text:style-name="T21"><text:s text:c="8"/></text:span><text:span text:style-name="T16">tree = tree.fit(data_train[:, :-</text:span><text:span text:style-name="T20">1</text:span><text:span text:style-name="T16">], data_train[:, -</text:span><text:span text:style-name="T20">1</text:span><text:span text:style-name="T16">])</text:span></text:p>
      <text:p text:style-name="P17"><text:s text:c="8"/><text:span text:style-name="T16">tree = tree.score(data_test[:, :-</text:span><text:span text:style-name="T20">1</text:span><text:span text:style-name="T16">], data_test[:, -</text:span><text:span text:style-name="T20">1</text:span><text:span text:style-name="T16">])</text:span></text:p>
      <text:p text:style-name="P16"/>
      <text:p text:style-name="P17"><text:s text:c="8"/><text:span text:style-name="T16">forest = RandomForestClassifier(</text:span><text:span text:style-name="T18">n_estimators</text:span><text:span text:style-name="T16">=</text:span><text:span text:style-name="T20">100</text:span><text:span text:style-name="T16">) </text:span><text:span text:style-name="T22">#Random forest</text:span></text:p>
      <text:p text:style-name="P17"><text:span text:style-name="T21"><text:s text:c="8"/></text:span><text:span text:style-name="T16">forest = forest.fit(data_train[:, :-</text:span><text:span text:style-name="T20">1</text:span><text:span text:style-name="T16">], data_train[:, -</text:span><text:span text:style-name="T20">1</text:span><text:span text:style-name="T16">])</text:span></text:p>
      <text:p text:style-name="P17"><text:s text:c="8"/><text:span text:style-name="T16">forest = forest.score(data_test[:, :-</text:span><text:span text:style-name="T20">1</text:span><text:span text:style-name="T16">], data_test[:, -</text:span><text:span text:style-name="T20">1</text:span><text:span text:style-name="T16">])</text:span></text:p>
      <text:p text:style-name="P17"><text:s text:c="8"/><text:span text:style-name="T15">if</text:span><text:span text:style-name="T16">(tree == </text:span><text:span text:style-name="T20">1.0</text:span><text:span text:style-name="T16">): <text:s text:c="3"/></text:span><text:span text:style-name="T22">#formatted output</text:span></text:p>
      <text:p text:style-name="P17"><text:span text:style-name="T21"><text:s text:c="12"/></text:span><text:span text:style-name="T16">tree=</text:span><text:span text:style-name="T14">str</text:span><text:span text:style-name="T16">(tree)+</text:span><text:span text:style-name="T17">'</text:span><text:span text:style-name="T15">\t</text:span><text:span text:style-name="T17">'</text:span><text:span text:style-name="T16">*</text:span><text:span text:style-name="T20">3</text:span></text:p>
      <text:p text:style-name="P17"><text:span text:style-name="T19"><text:s text:c="8"/></text:span><text:span text:style-name="T14">print</text:span><text:span text:style-name="T16">(</text:span><text:span text:style-name="T14">str</text:span><text:span text:style-name="T16">(train_part)+</text:span><text:span text:style-name="T17">'%'</text:span><text:span text:style-name="T16">, tree, forest, </text:span><text:span text:style-name="T18">sep</text:span><text:span text:style-name="T16">=</text:span><text:span text:style-name="T17">'</text:span><text:span text:style-name="T15">\t\t</text:span><text:span text:style-name="T17">'</text:span><text:span text:style-name="T16">)</text:span></text:p>
      <text:p text:style-name="P15">main()</text:p>
      <text:p text:style-name="P7"/>
      <text:p text:style-name="P12">Вывод программы</text:p>
      <text:p text:style-name="P6">Size<text:tab/><text:tab/><text:span text:style-name="T12">CART</text:span><text:tab/><text:tab/><text:tab/>Random <text:span text:style-name="T12">f</text:span>orest</text:p>
      <text:p text:style-name="P5">60%<text:tab/><text:tab/>0.999137782376<text:tab/>0.998792895327</text:p>
      <text:p text:style-name="P5">70%<text:tab/><text:tab/>0.99931018625<text:tab/>0.999080248333</text:p>
      <text:p text:style-name="P5">80%<text:tab/><text:tab/>0.999655053467<text:tab/>0.999310106933</text:p>
      <text:p text:style-name="P5">90%<text:tab/><text:tab/>1.0 <text:s text:c="8"/><text:tab/><text:tab/>0.999309868875</text:p>
      <text:p text:style-name="P9"/>
      <text:p text:style-name="P11">Вывод</text:p>
      <text:p text:style-name="P10">Данные методы показывают высокую степень точности даже при 60% выборке. Значит, данных достаточно для корректого обучения, но не слишком много, благодаря чему не произошло переобучения. В предложенной обработке метод CART оказался точнее, однако <text:soft-page-break/>этим можно пренебречь, так как зачастую происходит совпадение до 3 знака после запятой. Если провести еще несколько итераций запуска программы, можно наблюдать картину, когда Random forest показывает незначительно больший результат. Следовательно, для исходной выборки методы можно считать одинаково полезными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7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00:56.956239400</meta:creation-date>
    <dc:date>2017-10-16T23:52:53.530005914</dc:date>
    <meta:editing-duration>PT52M4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54" meta:word-count="263" meta:character-count="2283" meta:non-whitespace-character-count="1937"/>
  </office:meta>
</office:document-meta>
</file>